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a9fa" officeooo:paragraph-rsid="0005a9fa"/>
    </style:style>
    <style:style style:name="P2" style:family="paragraph" style:parent-style-name="Standard">
      <style:text-properties officeooo:rsid="0005cc69" officeooo:paragraph-rsid="0005cc69"/>
    </style:style>
    <style:style style:name="P3" style:family="paragraph" style:parent-style-name="Standard">
      <style:text-properties officeooo:rsid="00076504" officeooo:paragraph-rsid="00076504"/>
    </style:style>
    <style:style style:name="P4" style:family="paragraph" style:parent-style-name="Standard">
      <style:text-properties officeooo:rsid="0008d19d" officeooo:paragraph-rsid="0008d19d"/>
    </style:style>
    <style:style style:name="P5" style:family="paragraph" style:parent-style-name="Standard">
      <style:text-properties officeooo:rsid="0009ca18" officeooo:paragraph-rsid="0009ca18"/>
    </style:style>
    <style:style style:name="P6" style:family="paragraph" style:parent-style-name="Header">
      <style:text-properties officeooo:rsid="0004df8d" officeooo:paragraph-rsid="0004df8d"/>
    </style:style>
    <style:style style:name="T1" style:family="text">
      <style:text-properties officeooo:rsid="0005cc69"/>
    </style:style>
    <style:style style:name="T2" style:family="text">
      <style:text-properties officeooo:rsid="00076504"/>
    </style:style>
    <style:style style:name="T3" style:family="text">
      <style:text-properties officeooo:rsid="0009ca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se en main de Qt Creator, Git, et OpenGL ES 2.0</text:p>
      <text:p text:style-name="P1"/>
      <text:p text:style-name="P1">Question 1 :</text:p>
      <text:p text:style-name="P1">La classe MainWidget permet de configurer la fenêtre principale, de gérer les évènements souris, et d’initialiser les propriétés d’OpenGL (le repère, les textures et les shaders)</text:p>
      <text:p text:style-name="P1">La classe GeometryEngine <text:span text:style-name="T1">permet de dessiner des formes géométriques dans le programme passé en paramètre.</text:span></text:p>
      <text:p text:style-name="P1"/>
      <text:p text:style-name="P2">Le fichier <text:span text:style-name="T2">vshader.glsl calcule la position dans l’écran et transfert les coordonnées au fshader.glsl qui va afficher la texture.</text:span></text:p>
      <text:p text:style-name="P2"/>
      <text:p text:style-name="P3">Question 2 :</text:p>
      <text:p text:style-name="P4">initCubeGeometry() : initialise le tableau de points du cube ainsi que le tableau d’indices des faces <text:span text:style-name="T3">puis les lie au VBO.</text:span></text:p>
      <text:p text:style-name="P5">drawCubeGeomtry() : lit les deux VBO et les relie aux pipelines d’OpenGL, puis appelle glDrawElements() qui va dessiner les points et les faces.</text:p>
      <text:p text:style-name="P5"/>
      <text:p text:style-name="P5">Question 3 :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df8d" officeooo:paragraph-rsid="0004df8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seph STICH – M2 IMAGINA 2018/2019</text:p>
        <text:p text:style-name="MP1">HMIN317 – Moteurs de jeux - TP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0:01:47.900054908</meta:creation-date>
    <dc:date>2018-09-28T10:37:25.124114463</dc:date>
    <meta:editing-duration>PT25M26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11" meta:word-count="135" meta:character-count="830" meta:non-whitespace-character-count="704"/>
  </office:meta>
</office:document-meta>
</file>